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62d6" officeooo:paragraph-rsid="000862d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d94b" officeooo:paragraph-rsid="0010d94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3776" officeooo:paragraph-rsid="000f377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1b2f" officeooo:paragraph-rsid="000c1b2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9c09" officeooo:paragraph-rsid="00119c0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d77e4" officeooo:paragraph-rsid="002d77e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0b429" officeooo:paragraph-rsid="0030b42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390ae" officeooo:paragraph-rsid="0029c97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3285fb" officeooo:paragraph-rsid="003285f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34cb11" officeooo:paragraph-rsid="0034cb1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64d5a" officeooo:paragraph-rsid="00164d5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7d837" officeooo:paragraph-rsid="0017d83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2390ae" officeooo:paragraph-rsid="002390a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29c974" officeooo:paragraph-rsid="0029c974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d837" officeooo:paragraph-rsid="001bc83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3b62a" officeooo:paragraph-rsid="0033b62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53985" officeooo:paragraph-rsid="00353985" style:font-size-asian="10.5pt" style:font-weight-asian="normal" style:font-size-complex="12pt" style:font-weight-complex="normal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  <style:style style:name="T3" style:family="text">
      <style:text-properties officeooo:rsid="00185c9e"/>
    </style:style>
    <style:style style:name="T4" style:family="text">
      <style:text-properties officeooo:rsid="001cd641"/>
    </style:style>
    <style:style style:name="T5" style:family="text">
      <style:text-properties officeooo:rsid="001e0090"/>
    </style:style>
    <style:style style:name="T6" style:family="text">
      <style:text-properties officeooo:rsid="001eb7b2"/>
    </style:style>
    <style:style style:name="T7" style:family="text">
      <style:text-properties officeooo:rsid="00209812"/>
    </style:style>
    <style:style style:name="T8" style:family="text">
      <style:text-properties officeooo:rsid="0021ee1f"/>
    </style:style>
    <style:style style:name="T9" style:family="text">
      <style:text-properties officeooo:rsid="0026ee26"/>
    </style:style>
    <style:style style:name="T10" style:family="text">
      <style:text-properties officeooo:rsid="002ade7a"/>
    </style:style>
    <style:style style:name="T11" style:family="text">
      <style:text-properties officeooo:rsid="002f078f"/>
    </style:style>
    <style:style style:name="T12" style:family="text">
      <style:text-properties officeooo:rsid="0035c521"/>
    </style:style>
    <style:style style:name="T13" style:family="text">
      <style:text-properties fo:font-style="italic" officeooo:rsid="0035c521" style:font-style-asian="italic" style:font-style-complex="italic"/>
    </style:style>
    <style:style style:name="T14" style:family="text">
      <style:text-properties fo:font-style="italic" officeooo:rsid="003740e2" style:font-style-asian="italic" style:font-style-complex="italic"/>
    </style:style>
    <style:style style:name="T15" style:family="text">
      <style:text-properties fo:font-style="normal" officeooo:rsid="003740e2" style:font-style-asian="normal" style:font-style-complex="normal"/>
    </style:style>
    <style:style style:name="T16" style:family="text">
      <style:text-properties fo:font-style="normal" officeooo:rsid="0037f66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ción de funcionalidades</text:p>
      <text:p text:style-name="P2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4">Mediante los interfaces “provider” se desacoplan las implementaciones de los distintos módulos del programa, logrando mayor flexibilidad. <text:s/></text:p>
      <text:p text:style-name="P4"/>
      <text:p text:style-name="P5">ApplicationContext es una interfaz de Spring que permite instanciar de manera transparente los “beans” que hayan sido declarados, bien en el xml de configuración <text:span text:style-name="T2">(app-context.xml)</text:span>, bien mediante anotaciones. </text:p>
      <text:p text:style-name="P6"/>
      <text:p text:style-name="P7">IMPORTANTE: Ver los “relative <text:span text:style-name="T11">paths” en aplicaciones web Java.</text:span></text:p>
      <text:p text:style-name="P7"/>
      <text:p text:style-name="P12">CURSO DE MIGUEL ÁNGEL</text:p>
      <text:p text:style-name="P6"/>
      <text:p text:style-name="P10">SPRING:</text:p>
      <text:p text:style-name="P10"/>
      <text:p text:style-name="P13">Anotaciones vistas hasta ahora:</text:p>
      <text:p text:style-name="P16"/>
      <text:p text:style-name="P17">- <text:span text:style-name="T3">@Component (“beans” de Spring)</text:span></text:p>
      <text:p text:style-name="P16"><text:tab/>@Controller</text:p>
      <text:p text:style-name="P16"/>
      <text:p text:style-name="P16">- <text:span text:style-name="T4">@Mapping</text:span></text:p>
      <text:p text:style-name="P16"><text:tab/><text:span text:style-name="T4">@RequestMapping</text:span></text:p>
      <text:p text:style-name="P18"><text:tab/><text:tab/><text:span text:style-name="T5">@GetMapping</text:span></text:p>
      <text:p text:style-name="P18"><text:tab/><text:tab/><text:span text:style-name="T6">@PostMapping</text:span></text:p>
      <text:p text:style-name="P18"/>
      <text:p text:style-name="P18">- <text:span text:style-name="T7">@RequestParam</text:span></text:p>
      <text:p text:style-name="P18"/>
      <text:p text:style-name="P18">- <text:span text:style-name="T8">@PathVariable</text:span></text:p>
      <text:p text:style-name="P18"/>
      <text:p text:style-name="P14"><text:span text:style-name="T9">Interfaces</text:span> vistas hasta ahora:</text:p>
      <text:p text:style-name="P19"/>
      <text:p text:style-name="P19">- <text:span text:style-name="T9">org.springframework.ui.Model</text:span></text:p>
      <text:p text:style-name="P19"/>
      <text:p text:style-name="P19"/>
      <text:p text:style-name="P15">Clases vistas hasta ahora:</text:p>
      <text:p text:style-name="P15"/>
      <text:p text:style-name="P20">- <text:span text:style-name="T10">org.springframework.web.servlet.ModelAndView</text:span></text:p>
      <text:p text:style-name="P20"/>
      <text:p text:style-name="P20"/>
      <text:p text:style-name="P20"/>
      <text:p text:style-name="P8">SPRING BOOT:</text:p>
      <text:p text:style-name="P8"/>
      <text:p text:style-name="P21">Por defecto, SpringBoot buscará las páginas de error en “templates/error”. </text:p>
      <text:p text:style-name="P21"/>
      <text:p text:style-name="P11">THYMELEAF:</text:p>
      <text:p text:style-name="P11"/>
      <text:p text:style-name="P22">Cuando Thymeleaf analiza un .html, no sabe resolver las rutas en la propiedad “src”. <text:span text:style-name="T12">Hay que indicarlas con </text:span><text:span text:style-name="T13">th:src=”@{/imgs/</text:span><text:span text:style-name="T14">2</text:span><text:span text:style-name="T13">.png}” </text:span><text:span text:style-name="T15">(</text:span><text:span text:style-name="T16">Spring busca por defecto los recursos estáticos en la carpeta “static”, de manera que es la ruta base sobre la que trabaja al poner “@{}”). </text:span></text:p>
      <text:p text:style-name="P20"><text:soft-page-break/></text:p>
      <text:p text:style-name="P9"/>
      <text:p text:style-name="P19"/>
      <text:p text:style-name="P19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8-04-14T14:20:47.263323668</dc:date>
    <meta:editing-duration>PT4H41M22S</meta:editing-duration>
    <meta:editing-cycles>45</meta:editing-cycles>
    <meta:document-statistic meta:table-count="0" meta:image-count="0" meta:object-count="0" meta:page-count="2" meta:paragraph-count="24" meta:word-count="186" meta:character-count="1370" meta:non-whitespace-character-count="1197"/>
  </office:meta>
</office:document-meta>
</file>